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slideWipe" smil:subtype="from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5S" presentation:background-visible="true" presentation:background-objects-visible="true" presentation:display-footer="true" presentation:display-page-number="false" presentation:display-date-time="true" smil:type="slideWipe" smil:subtype="fromBottom" smil:direction="reverse"/>
    </style:style>
    <style:style style:name="dp4" style:family="drawing-page">
      <style:drawing-page-properties presentation:transition-type="automatic" presentation:transition-speed="fast" presentation:duration="PT00H00M20S" presentation:background-visible="true" presentation:background-objects-visible="true" presentation:display-footer="true" presentation:display-page-number="false" presentation:display-date-time="true" smil:type="slideWipe" smil:subtype="fromBottom" smil:direction="reverse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>
      <style:graphic-properties draw:stroke="none" draw:fill="none" fo:min-height="1.25cm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/>
    </style:style>
    <style:style style:name="gr11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/>
    </style:style>
    <style:style style:name="gr12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  <style:text-properties fo:text-shadow="1pt 1pt"/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fo:text-shadow="1pt 1pt" style:font-size-asian="32pt" style:font-size-complex="32pt"/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>
          <style:tab-stop style:position="0.78cm"/>
        </style:tab-stops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P15" style:family="paragraph">
      <style:paragraph-properties fo:text-align="center"/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dc2300" fo:font-family="Dustismo" style:font-pitch="variable"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color="#dc2300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Nimbus Sans L'" style:font-family-generic="swiss" style:font-pitch="variable" fo:font-size="20pt" style:font-size-asian="20pt" style:font-size-complex="20pt"/>
    </style:style>
    <style:style style:name="T10" style:family="text">
      <style:text-properties fo:font-family="Dustismo" style:font-pitch="variable"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family="Dustismo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6" style:family="text">
      <style:text-properties fo:color="#dc2300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1" draw:layer="layout" svg:width="25.22cm" svg:height="16cm" svg:x="1.4cm" svg:y="3.5cm">
          <draw:text-box>
            <text:list text:style-name="L1">
              <text:list-item>
                <text:p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st als "Rolling Release" durch regelmäßige Updates (</text:span><text:span text:style-name="T2">dist-upgrade</text:span><text:span text:style-name="T1">) über</text:span><text:span text:style-name="T1"><text:line-break/></text:span><text:span text:style-name="T1"><text:tab/></text:span><text:span text:style-name="T1">das Internet (ggf. tages-)aktuell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stalliert Pakete direkt aus Debians sid-Repository (kein Forken der</text:span><text:span text:style-name="T1"><text:line-break/></text:span><text:span text:style-name="T1"><text:tab/></text:span><text:span text:style-name="T1">Pakete)</text:span></text:p>
              </text:list-item>
            </text:list>
            <text:p text:style-name="P1"><text:span text:style-name="T1"/></text:p>
            <text:list text:style-name="L2">
              <text:list-item>
                <text:p text:style-name="P1"><text:span text:style-name="T1"><text:s/></text:span><text:span text:style-name="T1"><text:tab/></text:span><text:span text:style-name="T1">macht neue Releases ohne Neuinstallation verfügbar</text:span></text:p>
              </text:list-item>
            </text:list>
          </draw:text-box>
        </draw:frame>
        <draw:frame draw:style-name="gr2" draw:text-style-name="P3" draw:layer="layout" svg:width="25cm" svg:height="1.572cm" svg:x="1.5cm" svg:y="2cm">
          <draw:text-box>
            <text:p text:style-name="P2"><text:span text:style-name="T3">sidux</text:span><text:span text:style-name="T4">:</text:span></text:p>
          </draw:text-box>
        </draw:frame>
        <anim:par presentation:node-type="timing-root">
          <anim:par smil:begin="id1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draw:id="id2">
        <office:forms form:automatic-focus="false" form:apply-design-mode="false"/>
        <draw:frame draw:style-name="gr4" draw:text-style-name="P4" draw:layer="layout" svg:width="25.22cm" svg:height="16cm" svg:x="1.4cm" svg:y="3.8cm">
          <draw:text-box>
            <text:list text:style-name="L1">
              <text:list-item>
                <text:p text:style-name="P1"><text:span text:style-name="T5"><text:tab/></text:span><text:span text:style-name="T1">eigenes Repository für</text:span><text:span text:style-name="T5"> </text:span><text:span text:style-name="T6">sidux</text:span><text:span text:style-name="T5">-</text:span><text:span text:style-name="T1">Kernel, -Applikationen, Fixes und</text:span><text:span text:style-name="T1"><text:line-break/></text:span><text:span text:style-name="T7"><text:tab/></text:span><text:span text:style-name="T6">sidux</text:span><text:span text:style-name="T5">-</text:span><text:span text:style-name="T1">Artwork.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6">sidux</text:span><text:span text:style-name="T1"> bietet durch hochaktuelle Kernel bestmögliche</text:span><text:span text:style-name="T1"><text:line-break/></text:span><text:span text:style-name="T1"><text:tab/></text:span><text:span text:style-name="T1">Hardwareunterstützung und Sicherheit im Rahmen freier Softwar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kurzfristige Bereitstellung gefixter Paketversionen, falls durch eine</text:span><text:span text:style-name="T1"><text:line-break/></text:span><text:span text:style-name="T1"><text:tab/></text:span><text:span text:style-name="T1">Versionsinkompatibilität im sid-Zweig die Arbeit mit dem System behindert</text:span><text:span text:style-name="T1"><text:line-break/></text:span><text:span text:style-name="T1"><text:tab/></text:span><text:span text:style-name="T1">werden würd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6">sidux</text:span><text:span text:style-name="T1"> wird von einer aktiven Community und dem </text:span><text:span text:style-name="T8">sidux e.V.</text:span><text:span text:style-name="T1"> unterstützt</text:span></text:p>
              </text:list-item>
            </text:list>
          </draw:text-box>
        </draw:frame>
        <draw:frame draw:style-name="gr2" draw:text-style-name="P3" draw:layer="layout" svg:width="25cm" svg:height="1.572cm" svg:x="1.5cm" svg:y="2cm">
          <draw:text-box>
            <text:p text:style-name="P2"><text:span text:style-name="T4">Besonderheiten von </text:span><text:span text:style-name="T3">sidux</text:span><text:span text:style-name="T4">:</text:span></text:p>
          </draw:text-box>
        </draw:frame>
        <anim:par presentation:node-type="timing-root">
          <anim:par smil:begin="id2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draw:id="id3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style-name="P2"><text:span text:style-name="T4">CD/DVD-Releases von </text:span><text:span text:style-name="T3">sidux</text:span><text:span text:style-name="T4">:</text:span></text:p>
          </draw:text-box>
        </draw:frame>
        <draw:frame draw:style-name="gr5" draw:text-style-name="P6" draw:layer="layout" svg:width="25.22cm" svg:height="16cm" svg:x="0.7cm" svg:y="3.8cm">
          <draw:text-box>
            <text:list text:style-name="L2">
              <text:list-item>
                <text:list>
                  <text:list-item>
                    <text:p text:style-name="P1"><text:span text:style-name="T1">werden 4 mal pro Jahr veröffentlicht</text:span></text:p>
                  </text:list-item>
                </text:list>
                <text:p text:style-name="P1"><text:span text:style-name="T1"/></text:p>
                <text:list>
                  <text:list-item>
                    <text:p text:style-name="P1"><text:span text:style-name="T9">die</text:span><text:span text:style-name="T10"> </text:span><text:span text:style-name="T6">sidux</text:span><text:span text:style-name="T1"> live CD/DVD-Systeme laufen ohne jegliche Beeinflussung des primär installierten Systems</text:span><text:span text:style-name="T1"><text:line-break/></text:span><text:span text:style-name="T1">→ </text:span><text:span text:style-name="T11">perfekt für den 1. Kontakt mit </text:span><text:span text:style-name="T12">sidux</text:span><text:span text:style-name="T11">/Linux</text:span></text:p>
                  </text:list-item>
                </text:list>
                <text:p text:style-name="P1"><text:span text:style-name="T1"/></text:p>
                <text:list>
                  <text:list-item>
                    <text:p text:style-name="P1"><text:span text:style-name="T1">sind in 2-10 Minuten sehr einfach lokal auf Festplatten oder (ausreichend große) USB-Sticks installierbar</text:span></text:p>
                  </text:list-item>
                </text:list>
                <text:p text:style-name="P1"><text:span text:style-name="T1"/></text:p>
                <text:list>
                  <text:list-item>
                    <text:p text:style-name="P1"><text:span text:style-name="T1">lassen sich auch in virtuellen Systemen (z.B. Virtualbox, etc.) ebenso einfach betreiben und installieren </text:span><text:span text:style-name="T1"><text:line-break/></text:span><text:span text:style-name="T1">→ </text:span><text:span text:style-name="T11">optimal für längere Tests mit </text:span><text:span text:style-name="T12">sidux</text:span><text:span text:style-name="T11">/Linux</text:span></text:p>
                  </text:list-item>
                </text:list>
                <text:p text:style-name="P1"><text:span text:style-name="T11"/></text:p>
                <text:list>
                  <text:list-item>
                    <text:p text:style-name="P1"><text:span text:style-name="T1">unterstützen eine Installation mit einem grafisches Tool, das von den Voreinstellungen über die Festplattenpartitionierung, Installation und diverse Benutzereinstellung auch </text:span><text:span text:style-name="T6">sidux</text:span><text:span text:style-name="T1">/Linux-Neulinge einfach durch die Installation führt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3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draw:id="id4">
        <office:forms form:automatic-focus="false" form:apply-design-mode="false"/>
        <draw:frame draw:style-name="gr6" draw:text-style-name="P8" draw:layer="layout" svg:width="25cm" svg:height="1.572cm" svg:x="1.5cm" svg:y="2cm">
          <draw:text-box>
            <text:p text:style-name="P7"><text:span text:style-name="T3">sidux</text:span><text:span text:style-name="T4"> Varianten und Installationen:</text:span></text:p>
          </draw:text-box>
        </draw:frame>
        <draw:frame draw:style-name="gr7" draw:text-style-name="P4" draw:layer="layout" svg:width="25.2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Live-DVD 'KDE-Full', mit aktuellem KDE4 aus sid und vielen</text:span><text:span text:style-name="T1"><text:line-break/></text:span><text:span text:style-name="T1"><text:tab/></text:span><text:span text:style-name="T1">Anwendungsprogramm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Live-CD 'KDE-Light', mit aktuellem KDE4 aus sid und einer reduzierten</text:span><text:span text:style-name="T1"><text:line-break/></text:span><text:span text:style-name="T1"><text:tab/></text:span><text:span text:style-name="T1">Anzahl an KDE-Anwendungen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Live-CD 'XFCE' mit Anwendungen für leistungsschwächere Rechner ohne</text:span><text:span text:style-name="T1"><text:line-break/></text:span><text:span text:style-name="T1"><text:tab/></text:span><text:span text:style-name="T1">KDE-Oberfläche, statt dessen mit XFCE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Alle drei Varianten sind für die 32- und 64-Bit-Architekturen der gängigen</text:span><text:span text:style-name="T1"><text:line-break/></text:span><text:span text:style-name="T1"><text:tab/></text:span><text:span text:style-name="T1">Prozessoren von INTEL und AMD verfügbar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draw:id="id5">
        <office:forms form:automatic-focus="false" form:apply-design-mode="false"/>
        <draw:frame draw:style-name="gr2" draw:text-style-name="P3" draw:layer="layout" svg:width="25cm" svg:height="1.517cm" svg:x="1.5cm" svg:y="2cm">
          <draw:text-box>
            <text:p text:style-name="P2"><text:span text:style-name="T4">Hardware-Anforderungen:</text:span></text:p>
          </draw:text-box>
        </draw:frame>
        <draw:frame draw:style-name="gr8" draw:text-style-name="P4" draw:layer="layout" svg:width="25.22cm" svg:height="16cm" svg:x="1.4cm" svg:y="3.8cm">
          <draw:text-box>
            <text:list text:style-name="L1">
              <text:list-item>
                <text:p text:style-name="P1"><text:span text:style-name="T1"><text:tab/></text:span><text:span text:style-name="T1">für 32 Bit: CPU die den vollständigen i686 Befehlssatz unterstützt </text:span><text:span text:style-name="T1"><text:line-break/></text:span><text:span text:style-name="T1"><text:tab/></text:span><text:span text:style-name="T1">(quasi alle bekannten INTEL/AMD-Chips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für 64 Bit: x86-64/ EM64T fähige CPU</text:span><text:span text:style-name="T1"><text:line-break/></text:span><text:span text:style-name="T1"><text:tab/></text:span><text:span text:style-name="T1">d.h. neuere INTEL/AMD-Prozessoren (für 64Bit)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mindestens 512 MByte (KDE) bzw. 256 MByte (XFCE) RAM, </text:span><text:span text:style-name="T1"><text:line-break/></text:span><text:span text:style-name="T1"><text:tab/></text:span><text:span text:style-name="T1">optimal ab 1 GByte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tandard VGA Grafikkarte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CD/DVD-Laufwerk bzw. freier USB-Port</text:span><text:span text:style-name="T1"><text:line-break/></text:span><text:span text:style-name="T1"><text:tab/></text:span><text:span text:style-name="T1">(wenn USB-Boot für den Rechner möglich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für die optionale Installation: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mindestens 3 GByte freien Speicherplatz (USB-Stick oder Festplatte), zum</text:span><text:span text:style-name="T1"><text:line-break/></text:span><text:span text:style-name="T1"><text:tab/></text:span><text:span text:style-name="T1">sinnvollen Arbeiten sollten mindestens 10 GB vorgesehen werden.</text:span></text:p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5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style-name="P2"><text:span text:style-name="T4">Hilfe bei </text:span><text:span text:style-name="T3">sidux</text:span><text:span text:style-name="T4">:</text:span></text:p>
          </draw:text-box>
        </draw:frame>
        <draw:frame draw:style-name="gr9" draw:text-style-name="P4" draw:layer="layout" svg:width="25.22cm" svg:height="16cm" svg:x="1.4cm" svg:y="3.8cm">
          <draw:text-box>
            <text:list text:style-name="L2">
              <text:list-item>
                <text:p text:style-name="P1"><text:span text:style-name="T1"><text:s/></text:span><text:span text:style-name="T1"><text:tab/></text:span><text:span text:style-name="T1">im offiziellen </text:span><text:span text:style-name="T6">sidux</text:span><text:span text:style-name="T1">-Handbuch (aktuell bereits in 16 Sprachen!) unter</text:span><text:span text:style-name="T1"><text:line-break/></text:span><text:span text:style-name="T1"><text:tab/></text:span><text:span text:style-name="T13">http://manual.sidux.com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style-name="P1"><text:span text:style-name="T1"><text:s/></text:span><text:span text:style-name="T1"><text:tab/></text:span><text:span text:style-name="T1">mit einem IRC-Client im Chat</text:span><text:span text:style-name="T14"> </text:span><text:span text:style-name="T13">irc.oftc.net</text:span><text:span text:style-name="T1"> im Channel </text:span><text:span text:style-name="T13">#sidux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style-name="P1"><text:span text:style-name="T1"><text:s/></text:span><text:span text:style-name="T1"><text:tab/></text:span><text:span text:style-name="T1">ohne IRC-Client über den Webchat, der unter </text:span><text:span text:style-name="T13">http://sidux.com</text:span><text:span text:style-name="T1"> zu finden ist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style-name="P1"><text:span text:style-name="T1"><text:s/></text:span><text:span text:style-name="T1"><text:tab/></text:span><text:span text:style-name="T1">im Supportforum auf der </text:span><text:span text:style-name="T6">sidux</text:span><text:span text:style-name="T1"> Webseite unter </text:span><text:span text:style-name="T13">http://sidux.co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draw:id="id7">
        <office:forms form:automatic-focus="false" form:apply-design-mode="false"/>
        <draw:frame draw:style-name="gr2" draw:text-style-name="P3" draw:layer="layout" svg:width="25cm" svg:height="1.572cm" svg:x="1.5cm" svg:y="2cm">
          <draw:text-box>
            <text:p text:style-name="P2"><text:span text:style-name="T4">Aktivitäten der </text:span><text:span text:style-name="T3">sidux</text:span><text:span text:style-name="T4">-community:</text:span></text:p>
          </draw:text-box>
        </draw:frame>
        <draw:frame draw:style-name="gr10" draw:text-style-name="P4" draw:layer="layout" svg:width="25.22cm" svg:height="16cm" svg:x="1.4cm" svg:y="3.9cm">
          <draw:text-box>
            <text:p text:style-name="P1"><text:span text:style-name="T1"/></text:p>
            <text:list text:style-name="L3">
              <text:list-item>
                <text:p text:style-name="P9"><text:span text:style-name="T1">regelmäßige Anwendertreffen und/oder Stammtische, bei denen man Gleichgesinnte in geselliger Atmosphäre treffen und kennenlernen kann</text:span></text:p>
              </text:list-item>
            </text:list>
            <text:p text:style-name="P1"><text:span text:style-name="T1"/></text:p>
            <text:list text:continue-numbering="true" text:style-name="L3">
              <text:list-item>
                <text:p text:style-name="P9"><text:span text:style-name="T1">z.B. in München:</text:span><text:span text:style-name="T1"><text:line-break/></text:span><text:span text:style-name="T1">jeden zweiten Samstag im Monat </text:span><text:span text:style-name="T8">Anwendertreffen</text:span></text:p>
              </text:list-item>
            </text:list>
            <text:p text:style-name="P1"><text:span text:style-name="T1"/></text:p>
            <text:list text:style-name="L4">
              <text:list-item>
                <text:p text:style-name="P10"><text:span text:style-name="T1">z.B. in Aachen, Darmstadt und Hamburg: </text:span><text:span text:style-name="T1"><text:line-break/></text:span><text:span text:style-name="T8">Treffen</text:span><text:span text:style-name="T1"> und </text:span><text:span text:style-name="T8">Wochenend-Workshops</text:span></text:p>
                <text:p text:style-name="P1"><text:span text:style-name="T1"/></text:p>
              </text:list-item>
            </text:list>
            <text:list text:style-name="L5">
              <text:list-item>
                <text:p text:style-name="P11"><text:span text:style-name="T1">demnächst auch bei Ihnen?</text:span></text:p>
              </text:list-item>
            </text:list>
            <text:p/>
            <text:p text:style-name="P1"><text:span text:style-name="T1">Falls Sie auch in ihrer Stadt/Region Anwendertreffen oder Workshops etablieren möchten, melden sie Sich bitte unter:</text:span></text:p>
            <text:p text:style-name="P1"><text:span text:style-name="T13">events@sidux-ev.de</text:span><text:span text:style-name="T1">, im Chat </text:span><text:span text:style-name="T13">irc.oftc.net</text:span><text:span text:style-name="T1"> im Channel </text:span><text:span text:style-name="T13">#sidux-ev</text:span><text:span text:style-name="T1"> oder direkt hier am Stand.</text:span></text:p>
            <text:p text:style-name="P1"><text:span text:style-name="T1"/></text:p>
            <text:p text:style-name="P1"><text:span text:style-name="T1">Der </text:span><text:span text:style-name="T8">sidux e.V.</text:span><text:span text:style-name="T1"> unterstützt Sie gerne!</text:span></text:p>
          </draw:text-box>
        </draw:frame>
        <anim:par presentation:node-type="timing-root">
          <anim:par smil:begin="id7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draw:id="id8">
        <office:forms form:automatic-focus="false" form:apply-design-mode="false"/>
        <draw:frame draw:style-name="gr11" draw:text-style-name="P14" draw:layer="layout" svg:width="25.22cm" svg:height="16cm" svg:x="1.4cm" svg:y="3.8cm">
          <draw:text-box>
            <text:p text:style-name="P12"><text:span text:style-name="T1">Der </text:span><text:span text:style-name="T8">sidux e.V.</text:span><text:span text:style-name="T1"> ist mit seinem Messestand unter anderem vertreten bei:</text:span></text:p>
            <text:p text:style-name="P13"><text:span text:style-name="T1"/></text:p>
            <text:p text:style-name="P12"><text:span text:style-name="T1">SIGINT Köln, LinuxTag Berlin, FrOSCon St. Augustin, FOSDEM Brüssel, Oldenburger LIT, Augsburger Linux-Infotag, Chemnitzer Linux-Tage, Software Freedom Day Hamburg, OpenRheinRuhr Bottrop</text:span></text:p>
            <text:p text:style-name="P13"><text:span text:style-name="T1"/></text:p>
            <text:p text:style-name="P12"><text:span text:style-name="T1">Den </text:span><text:span text:style-name="T8">sidux e.V.</text:span><text:span text:style-name="T1"> erreichen Sie unter:</text:span></text:p>
            <text:p text:style-name="P12"><text:span text:style-name="T1"/></text:p>
            <text:p text:style-name="P12"><text:span text:style-name="T1">Homepage:</text:span><text:span text:style-name="T13"> http://sidux-ev.de</text:span></text:p>
            <text:p text:style-name="P12"><text:span text:style-name="T13"/></text:p>
            <text:p text:style-name="P12"><text:span text:style-name="T15">Mail: </text:span><text:span text:style-name="T13">sidux-ev@sidux-ev.de</text:span></text:p>
            <text:p text:style-name="P12"><text:span text:style-name="T1"/></text:p>
            <text:p text:style-name="P12"><text:span text:style-name="T1">Wiki: </text:span><text:span text:style-name="T13">http://wiki.sidux-ev.org</text:span></text:p>
            <text:p text:style-name="P12"><text:span text:style-name="T13"/></text:p>
            <text:p text:style-name="P12"><text:span text:style-name="T15">IRC: </text:span><text:span text:style-name="T13">irc.oftc.net, channel: #sidux-ev</text:span></text:p>
          </draw:text-box>
        </draw:frame>
        <draw:frame draw:style-name="gr2" draw:text-style-name="P15" draw:layer="layout" svg:width="25cm" svg:height="1.517cm" svg:x="1.5cm" svg:y="2.001cm">
          <draw:text-box>
            <text:p text:style-name="P2"><text:span text:style-name="T16">sidux e.V.:</text:span></text:p>
          </draw:text-box>
        </draw:frame>
        <anim:par presentation:node-type="timing-root">
          <anim:par smil:begin="id8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office:forms form:automatic-focus="false" form:apply-design-mode="false"/>
        <draw:frame draw:style-name="gr12" draw:text-style-name="P14" draw:layer="layout" svg:width="25.22cm" svg:height="16cm" svg:x="1.4cm" svg:y="3.8cm">
          <draw:text-box>
            <text:p text:style-name="P13"><text:span text:style-name="T1">Viel Spaß mit </text:span><text:span text:style-name="T6">sidux</text:span><text:span text:style-name="T1"> und eine interessante Zeit beim SIGINT 2010 in Köln wünschen Ihnen:</text:span></text:p>
            <text:p text:style-name="P13"><text:span text:style-name="T1"/></text:p>
            <text:p text:style-name="P12"><text:span text:style-name="T1"/></text:p>
            <text:p text:style-name="P13"><text:span text:style-name="T8">aomori</text:span><text:span text:style-name="T8"><text:tab/></text:span><text:span text:style-name="T8"><text:tab/></text:span><text:span text:style-name="T8">evnu</text:span></text:p>
            <text:p text:style-name="P13"><text:span text:style-name="T8"/></text:p>
            <text:p text:style-name="P13"><text:span text:style-name="T8">loewenherz</text:span><text:span text:style-name="T8"><text:tab/></text:span><text:span text:style-name="T8"><text:tab/></text:span><text:span text:style-name="T8">motti</text:span></text:p>
            <text:p text:style-name="P13"><text:span text:style-name="T8"/></text:p>
            <text:p text:style-name="P13"><text:span text:style-name="T8">RoEn</text:span><text:span text:style-name="T8"><text:tab/></text:span><text:span text:style-name="T8"><text:tab/></text:span><text:span text:style-name="T8">vedawalter</text:span></text:p>
            <text:p text:style-name="P12"><text:span text:style-name="T8"><text:s text:c="2"/></text:span></text:p>
            <text:p text:style-name="P12"><text:span text:style-name="T8"/></text:p>
            <text:p text:style-name="P13"><text:span text:style-name="T1">Ihr </text:span><text:span text:style-name="T6">sidux</text:span><text:span text:style-name="T1"> Team Köln</text:span></text:p>
          </draw:text-box>
        </draw:frame>
        <draw:frame draw:style-name="gr2" draw:text-style-name="P3" draw:layer="layout" svg:width="25cm" svg:height="1.517cm" svg:x="1.5cm" svg:y="2cm">
          <draw:text-box>
            <text:p text:style-name="P2"><text:span text:style-name="T4">SIGINT 2010 Köln</text:span></text:p>
          </draw:text-box>
        </draw:frame>
        <anim:par presentation:node-type="timing-root">
          <anim:par smil:begin="id9.begin">
            <anim:transitionFilter smil:dur="1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c0c0c0" style:text-outline="false" style:text-line-through-style="none" fo:font-family="Dustismo" style:font-pitch="variable" fo:font-size="60pt" fo:font-style="normal" fo:text-shadow="none" style:text-underline-style="none" fo:font-weight="bold" style:letter-kerning="true" style:font-family-asian="'Lucida Sans Unicode'" style:font-family-generic-asian="system" style:font-pitch-asian="variable" style:font-size-asian="60pt" style:font-style-asian="normal" style:font-weight-asian="bold" style:font-family-complex="Tahoma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0c0c0" fo:font-family="Dustismo" style:font-pitch="variable" fo:font-size="54pt" style:font-size-asian="54pt" style:font-size-complex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0c0c0" fo:font-family="Dustismo" style:font-pitch="variable" fo:font-size="54pt" style:font-size-asian="54pt" style:font-size-complex="5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SIGINT 2010, Köln [ v0.5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0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Standard-title" draw:layer="backgroundobjects" svg:width="4.972cm" svg:height="3.507cm" svg:x="16.528cm" svg:y="2cm" presentation:class="title" presentation:placeholder="true">
        <draw:text-box/>
      </draw:frame>
      <draw:frame draw:style-name="Mgr6" draw:text-style-name="MP9" draw:layer="backgroundobjects" svg:width="4.782cm" svg:height="2.232cm" svg:x="1.5cm" svg:y="-0.2cm">
        <draw:text-box>
          <text:p><text:span text:style-name="MT6">sidux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10T20:35:05.06</dc:date>
    <meta:editing-duration>PT06H04M09S</meta:editing-duration>
    <meta:editing-cycles>49</meta:editing-cycles>
    <meta:generator>OpenOffice.org/3.2$Win32 OpenOffice.org_project/320m12$Build-9483</meta:generator>
    <dc:creator>Walter Güldenberg</dc:creator>
    <meta:document-statistic meta:object-count="61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1b00bd002400bc0043002c004a00a300900043006d0003008e0001000e0053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3uxqoUV4rAxg8xZ5y6Nut3f1Q6M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EJm0eahardNXZN772vH4kmLwTG4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dY4l76+tkom05A81m/vhLhbQvV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uwH0CyVUtib/MzUGw/K9ya2z1ag=</DigestValue>
      </Reference>
      <Reference URI="Thumbnails/thumbnail.png">
        <DigestMethod Algorithm="http://www.w3.org/2000/09/xmldsig#sha1"/>
        <DigestValue>9euYXlyPFgvzooh5+r9B/eKPP4A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3E5GS1c0zPe01NGipf1UleBjhlQ=</DigestValue>
      </Reference>
      <Reference URI="#ID_006200d900200006006f00ba0043007500ac005a005c001c001900c2007800f6">
        <DigestMethod Algorithm="http://www.w3.org/2000/09/xmldsig#sha1"/>
        <DigestValue>0c9CXFcJY0mGxuL2TCdPr2ecMZs=</DigestValue>
      </Reference>
    </SignedInfo>
    <SignatureValue>CYJ1c7Rn6hFDsbO0htq/ZXF+I9C6dlmhQsftMXGUuzjvGJp10AFKw57qJCed7DwZ
8wKhfifsse+N70ZHJuaaq16xpmYNUii6ORbQjx+G2AV2lV5iOZySk7Vx5MPVLSto
gFzvCEqnLl7dBiWCj7E0AVOUSxcR/iAYoqVxhIUEJks8e17TfnU4kyItOwjP5ap4
pqz6Grw8vjfBv3ypvMwtyZeBGVPqDH/e80hyHV2oUwwD+xfWis4crBBRtfAs/EAY
68JYsN+3IiBbX4CnJ0VFeH6D4FrM4erAOKvlIlsC/EQDppUlsLxERE2/UDKky3CI
CtQTfqZfFOkQGibpcXmuPQ==</SignatureValue>
    <KeyInfo>
      <X509Data>
        <X509IssuerSerial>
          <X509IssuerName>E=support@cacert.org, CN=CA Cert Signing Authority, OU=http://www.cacert.org, O=Root CA</X509IssuerName>
          <X509SerialNumber>431072</X509SerialNumber>
        </X509IssuerSerial>
        <X509Certificate>MIIFNDCCAxygAwIBAgIDBpPgMA0GCSqGSIb3DQEBBQUAMHkxEDAOBgNVBAoTB1Jv
b3QgQ0ExHjAcBgNVBAsTFWh0dHA6Ly93d3cuY2FjZXJ0Lm9yZzEiMCAGA1UEAxMZ
Q0EgQ2VydCBTaWduaW5nIEF1dGhvcml0eTEhMB8GCSqGSIb3DQEJARYSc3VwcG9y
dEBjYWNlcnQub3JnMB4XDTA5MDMxMjIxMDQ0NFoXDTExMDMxMjIxMDQ0NFowPzEa
MBgGA1UEAxQRV2FsdGVyIEf8bGRlbmJlcmcxITAfBgkqhkiG9w0BCQEWEndhbHRl
ckBzaWR1eC1ldi5kZTCCASIwDQYJKoZIhvcNAQEBBQADggEPADCCAQoCggEBAOSZ
Od/Gba0J7M36j1NruTtY0f3HCBmGd7SR/rfZm7PB2llD82FDZLB7YXyJBg06zqLH
9COOmJBYlnBgEf05iwmeP5fFEct7Co9n9Nz104f3fauhGUfAqr41f3k3u8/A7lzK
dCoBUqAwLvmxYR9TC58GeqIbnmyFqdywNU4pCEOEri/ogHRdc+CJjtt4+WctTc7y
tUY3boy9Co2uPo4A/InQXnhOdzLPhMVCBfZ6jIafgRSbarF6JkhHI/cbIjoi2S0o
ua0BLSfO0xESDoO6dWWV62eLqJaCx1uYcwYas2mACOo77Vr9NhK3z6t0a1puuM4X
MMwhKqC6poX5C/JO3/MCAwEAAaOB/jCB+zAMBgNVHRMBAf8EAjAAMFYGCWCGSAGG
+EIBDQRJFkdUbyBnZXQgeW91ciBvd24gY2VydGlmaWNhdGUgZm9yIEZSRUUgaGVh
ZCBvdmVyIHRvIGh0dHA6Ly93d3cuQ0FjZXJ0Lm9yZzBABgNVHSUEOTA3BggrBgEF
BQcDBAYIKwYBBQUHAwIGCisGAQQBgjcKAwQGCisGAQQBgjcKAwMGCWCGSAGG+EIE
ATAyBggrBgEFBQcBAQQmMCQwIgYIKwYBBQUHMAGGFmh0dHA6Ly9vY3NwLmNhY2Vy
dC5vcmcwHQYDVR0RBBYwFIESd2FsdGVyQHNpZHV4LWV2LmRlMA0GCSqGSIb3DQEB
BQUAA4ICAQB0uS3wQnrhszZTK11wQcTvIAjV9fjF/nPeGIst+zD3D8s6TXmixCQK
O0GOReJRZsaDlb0VrdUGsCEkbq9Q2WzQPY+y6CtdVUaytpkw3YLqZ/serUB7Bg4u
DRnoqO3CjUP3rxG5yqDkMVASkwBDisuh9xo/Qff6JGOUrqTTBVokRAhVnxwh/1cH
W8ov/3hBlzIKWSdGFlyHhOB1hRG4YQ1EMTtNvitgckBvNfdbmZXdutyxMGVfL2Sg
1OuofYerIlFAGVxwELlQfMjsD6Y9HJxVofKfYFfojIf3ovgXWWiiOYpePXryhYBX
15ArONNZYM/Kb70LeXnze5pi2KskDgsyIL7/IA9yl0ju3RaJ7PQsDE6WK6V6HSRP
57/t2mqL+QH0GQKl/YQ8QFsSOm+QwOk2xvybU3lxLdrIlvqqxA0TyR4901qsIoiS
jVmFGGbo0Ga2Vn8LCSVpIrrv8SHCts6B1+2JmtWbEwlY9PqyU+4Jst/Hc/5coZg7
1sljolF1bcoWI8wQLPcx0sPkyGG5yc65heNiVsB8QwpLojN+l+UF8o2FgaY43hmb
BD6lUcuphRnIvQt2/xKwBLjak4Ty7gTTZWHKHawBC0ppu90rKDvJcONByk6/VJxD
jD43ntMADGgtrDFYWsL56yJx9aDD6HgtM1+sA6WlqjelRSbB982Gmw==</X509Certificate>
      </X509Data>
    </KeyInfo>
    <Object>
      <SignatureProperties>
        <SignatureProperty Id="ID_006200d900200006006f00ba0043007500ac005a005c001c001900c2007800f6" Target="#ID_001b00bd002400bc0043002c004a00a300900043006d0003008e0001000e0053">
          <dc:date xmlns:dc="http://purl.org/dc/elements/1.1/">2010-04-10T20:35:12,89</dc:date>
        </SignatureProperty>
      </SignatureProperties>
    </Object>
  </Signature>
</document-signatures>
</file>